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d8" officeooo:paragraph-rsid="0002a6d8"/>
    </style:style>
    <style:style style:name="P2" style:family="paragraph" style:parent-style-name="Standard">
      <style:text-properties officeooo:rsid="0002a6d8" officeooo:paragraph-rsid="0007f984"/>
    </style:style>
    <style:style style:name="P3" style:family="paragraph" style:parent-style-name="Standard">
      <style:text-properties officeooo:rsid="00040603" officeooo:paragraph-rsid="00040603"/>
    </style:style>
    <style:style style:name="P4" style:family="paragraph" style:parent-style-name="Standard">
      <style:text-properties officeooo:rsid="00059a6a" officeooo:paragraph-rsid="00059a6a"/>
    </style:style>
    <style:style style:name="P5" style:family="paragraph" style:parent-style-name="Standard">
      <style:text-properties officeooo:rsid="000771ae" officeooo:paragraph-rsid="000771ae"/>
    </style:style>
    <style:style style:name="P6" style:family="paragraph" style:parent-style-name="Standard">
      <style:text-properties officeooo:rsid="0007f984" officeooo:paragraph-rsid="0007f984"/>
    </style:style>
    <style:style style:name="P7" style:family="paragraph" style:parent-style-name="Standard">
      <style:text-properties officeooo:rsid="0009727a" officeooo:paragraph-rsid="0009727a"/>
    </style:style>
    <style:style style:name="P8" style:family="paragraph" style:parent-style-name="Standard">
      <style:text-properties officeooo:rsid="000a20e5" officeooo:paragraph-rsid="000a20e5"/>
    </style:style>
    <style:style style:name="P9" style:family="paragraph" style:parent-style-name="Standard">
      <style:text-properties officeooo:rsid="000ba207" officeooo:paragraph-rsid="000ba207"/>
    </style:style>
    <style:style style:name="P10" style:family="paragraph" style:parent-style-name="Standard">
      <style:text-properties officeooo:rsid="0011cd10" officeooo:paragraph-rsid="0011cd10"/>
    </style:style>
    <style:style style:name="P11" style:family="paragraph" style:parent-style-name="Standard">
      <style:text-properties officeooo:rsid="00159c37" officeooo:paragraph-rsid="00159c37"/>
    </style:style>
    <style:style style:name="P12" style:family="paragraph" style:parent-style-name="Standard">
      <style:text-properties officeooo:rsid="00160386" officeooo:paragraph-rsid="00160386"/>
    </style:style>
    <style:style style:name="P13" style:family="paragraph" style:parent-style-name="Standard">
      <style:text-properties officeooo:rsid="0019378c" officeooo:paragraph-rsid="0019378c"/>
    </style:style>
    <style:style style:name="P14" style:family="paragraph" style:parent-style-name="Standard">
      <style:text-properties officeooo:rsid="0019378c" officeooo:paragraph-rsid="0029d6fe"/>
    </style:style>
    <style:style style:name="P15" style:family="paragraph" style:parent-style-name="Standard">
      <style:text-properties officeooo:rsid="001cce42" officeooo:paragraph-rsid="0019378c"/>
    </style:style>
    <style:style style:name="P16" style:family="paragraph" style:parent-style-name="Standard">
      <style:text-properties officeooo:rsid="001cce42" officeooo:paragraph-rsid="001cce42"/>
    </style:style>
    <style:style style:name="P17" style:family="paragraph" style:parent-style-name="Standard">
      <style:text-properties officeooo:rsid="001dc54e" officeooo:paragraph-rsid="001dc54e"/>
    </style:style>
    <style:style style:name="P18" style:family="paragraph" style:parent-style-name="Standard">
      <style:text-properties officeooo:rsid="00228a76" officeooo:paragraph-rsid="00228a76"/>
    </style:style>
    <style:style style:name="P19" style:family="paragraph" style:parent-style-name="Standard">
      <style:text-properties officeooo:rsid="0024f879" officeooo:paragraph-rsid="0024f879"/>
    </style:style>
    <style:style style:name="P20" style:family="paragraph" style:parent-style-name="Standard">
      <style:text-properties officeooo:rsid="002500d1" officeooo:paragraph-rsid="002500d1"/>
    </style:style>
    <style:style style:name="P21" style:family="paragraph" style:parent-style-name="Standard">
      <style:text-properties officeooo:rsid="002bb75e" officeooo:paragraph-rsid="002bb75e"/>
    </style:style>
    <style:style style:name="P22" style:family="paragraph" style:parent-style-name="Standard">
      <style:text-properties officeooo:rsid="002d136b" officeooo:paragraph-rsid="002d136b"/>
    </style:style>
    <style:style style:name="T1" style:family="text">
      <style:text-properties officeooo:rsid="00059a6a"/>
    </style:style>
    <style:style style:name="T2" style:family="text">
      <style:text-properties officeooo:rsid="0007f984"/>
    </style:style>
    <style:style style:name="T3" style:family="text">
      <style:text-properties officeooo:rsid="000a20e5"/>
    </style:style>
    <style:style style:name="T4" style:family="text">
      <style:text-properties officeooo:rsid="000ba207"/>
    </style:style>
    <style:style style:name="T5" style:family="text">
      <style:text-properties officeooo:rsid="000d6845"/>
    </style:style>
    <style:style style:name="T6" style:family="text">
      <style:text-properties officeooo:rsid="000e27f2"/>
    </style:style>
    <style:style style:name="T7" style:family="text">
      <style:text-properties officeooo:rsid="000ef46d"/>
    </style:style>
    <style:style style:name="T8" style:family="text">
      <style:text-properties officeooo:rsid="0011cd10"/>
    </style:style>
    <style:style style:name="T9" style:family="text">
      <style:text-properties officeooo:rsid="00131369"/>
    </style:style>
    <style:style style:name="T10" style:family="text">
      <style:text-properties officeooo:rsid="001797c1"/>
    </style:style>
    <style:style style:name="T11" style:family="text">
      <style:text-properties officeooo:rsid="001b45f2"/>
    </style:style>
    <style:style style:name="T12" style:family="text">
      <style:text-properties officeooo:rsid="001efe0c"/>
    </style:style>
    <style:style style:name="T13" style:family="text">
      <style:text-properties officeooo:rsid="00205b85"/>
    </style:style>
    <style:style style:name="T14" style:family="text">
      <style:text-properties officeooo:rsid="00228a76"/>
    </style:style>
    <style:style style:name="T15" style:family="text">
      <style:text-properties officeooo:rsid="00234738"/>
    </style:style>
    <style:style style:name="T16" style:family="text">
      <style:text-properties officeooo:rsid="00244970"/>
    </style:style>
    <style:style style:name="T17" style:family="text">
      <style:text-properties officeooo:rsid="002500d1"/>
    </style:style>
    <style:style style:name="T18" style:family="text">
      <style:text-properties officeooo:rsid="002644fc"/>
    </style:style>
    <style:style style:name="T19" style:family="text">
      <style:text-properties officeooo:rsid="002da912"/>
    </style:style>
    <style:style style:name="T20" style:family="text">
      <style:text-properties officeooo:rsid="002f5d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Main <text:span text:style-name="T8">function:</text:span> </text:p>
      <text:p text:style-name="P6">Declare boolean value “userCont”, <text:span text:style-name="T3">set to true</text:span></text:p>
      <text:p text:style-name="P6"/>
      <text:p text:style-name="P8">while(userCont):</text:p>
      <text:p text:style-name="P8"/>
      <text:p text:style-name="P2"><text:tab/>Display 3 menu options:</text:p>
      <text:p text:style-name="P1"><text:tab/>1. Load premade level</text:p>
      <text:p text:style-name="P1"><text:tab/>2. Open custom level</text:p>
      <text:p text:style-name="P1"><text:tab/>3. Exit</text:p>
      <text:p text:style-name="P1"/>
      <text:p text:style-name="P1"><text:tab/><text:span text:style-name="T1">Take integer input from the user to select the one they want.</text:span></text:p>
      <text:p text:style-name="P1"/>
      <text:p text:style-name="P3"><text:tab/>If <text:span text:style-name="T1">1 is selected:</text:span></text:p>
      <text:p text:style-name="P4"><text:tab/><text:tab/>Display a menu with premade levels.</text:p>
      <text:p text:style-name="P5"><text:tab/><text:tab/>Take integer input from the user to select which one they want to play.</text:p>
      <text:p text:style-name="P5"><text:tab/><text:tab/><text:span text:style-name="T4">Find the level in the program's folder and open it as istream.</text:span></text:p>
      <text:p text:style-name="P7"><text:tab/><text:tab/><text:span text:style-name="T4">Declare a “levelType” class called “level” with the istream as the argument.</text:span></text:p>
      <text:p text:style-name="P7"><text:tab/><text:tab/><text:span text:style-name="T7">Call gameLoop() function with “level” as argument.</text:span></text:p>
      <text:p text:style-name="P5"/>
      <text:p text:style-name="P5"><text:tab/>If 2 is selected:</text:p>
      <text:p text:style-name="P5"><text:tab/><text:tab/>Print “Enter name of level to load: “</text:p>
      <text:p text:style-name="P5"><text:tab/><text:tab/>Take string input from user</text:p>
      <text:p text:style-name="P5"><text:tab/><text:tab/>Search folder the program is in for a level with a file name <text:span text:style-name="T2">that matches the string the <text:tab/><text:tab/><text:tab/><text:tab/>user entered.</text:span></text:p>
      <text:p text:style-name="P6"><text:tab/><text:tab/>If found, open the level <text:span text:style-name="T5">as ifstream</text:span>. Else, return to the main menu.</text:p>
      <text:p text:style-name="P6"><text:tab/><text:tab/><text:span text:style-name="T6">Declare “levelType” class called “level” with the istream as the argument.</text:span></text:p>
      <text:p text:style-name="P6"><text:tab/><text:tab/><text:span text:style-name="T6">Call gameLoop() function with “level” as argument.</text:span></text:p>
      <text:p text:style-name="P6"/>
      <text:p text:style-name="P6"><text:tab/>If 3 is selected:</text:p>
      <text:p text:style-name="P6"><text:tab/><text:tab/><text:span text:style-name="T4">Switch userCont to false.</text:span></text:p>
      <text:p text:style-name="P6"/>
      <text:p text:style-name="P9">END WHILE</text:p>
      <text:p text:style-name="P9"/>
      <text:p text:style-name="P10"><text:tab/>gameLoo<text:span text:style-name="T9">p</text:span> function:</text:p>
      <text:p text:style-name="P11">Declare char value “userInput”.</text:p>
      <text:p text:style-name="P11"/>
      <text:p text:style-name="P21">While(true):</text:p>
      <text:p text:style-name="P12"><text:tab/>Take char input from user, and store it in “userInput”.</text:p>
      <text:p text:style-name="P22"><text:tab/>Declare integer “toContinue”.</text:p>
      <text:p text:style-name="P11"><text:tab/>Call “level”'s iterateMap function <text:span text:style-name="T10">with userInput as argument. Set “toContinue” equal to its <text:tab/><text:tab/><text:tab/>return value.</text:span></text:p>
      <text:p text:style-name="P13"><text:tab/>Call “level”'s drawMap function.</text:p>
      <text:p text:style-name="P11"/>
      <text:p text:style-name="P21"><text:tab/>If <text:span text:style-name="T19">toContinue == 0: continue while loop.</text:span></text:p>
      <text:p text:style-name="P21"><text:tab/><text:span text:style-name="T19">If toContinue == 1: call drawWin function, break from while loop.</text:span></text:p>
      <text:p text:style-name="P21"><text:tab/><text:span text:style-name="T20">If toContinue == 2: call drawLose function, break from while loop.</text:span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4"><text:tab/></text:p>
      <text:p text:style-name="P14">Level class: Values: int vertLevelSize = 25; int horizLevelSize = 80, playerType player, enemyType enemyArray[25], <text:span text:style-name="T14">char levelArray[80][25]</text:span></text:p>
      <text:p text:style-name="P15"><text:tab/></text:p>
      <text:p text:style-name="P15"><text:tab/>function checkEnemyPositions(int x, int y):</text:p>
      <text:p text:style-name="P16">iterate through the enemyArray , and returns true if an enemy positon matches the coordinates passed as parameters</text:p>
      <text:p text:style-name="P13"/>
      <text:p text:style-name="P18"><text:tab/>function checkIfWall(int x, int y):</text:p>
      <text:p text:style-name="P18"><text:span text:style-name="T16">checks</text:span> <text:span text:style-name="T15">levelArray, returns true if there is a char representing a wall (-, |, or +) at the given coordinates</text:span></text:p>
      <text:p text:style-name="P13"/>
      <text:p text:style-name="P13"><text:tab/><text:span text:style-name="T11">function </text:span>iterateMap (takes parameter “input”) <text:span text:style-name="T17">(returns int, 0 to continue the game, 1 if the player wins, 2 if the player loses)</text:span>:</text:p>
      <text:p text:style-name="P17"><text:span text:style-name="T12">If</text:span> player wants to move up, check if enemy or wall is directly above the player. Repeat for the other directions. <text:span text:style-name="T13">If there is no enemy and no wall, call “player”'s appropriate movement function (moveUp() for moving up, etc.) If the tile the player is moving to is the goal tile, return a value of 1.</text:span></text:p>
      <text:p text:style-name="P19">Then iterates through enemyArray, calling the moveEnemy() function in each one, having them follow the paths programmed into the level file.</text:p>
      <text:p text:style-name="P20">Then iterates through enemyArray again, this time checking the vision cones of each enemy. If the player object's coordinates match up with any coordinates in any vision cones, <text:span text:style-name="T18">return a value of 2. Else, returns a value of 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5-01T14:40:57.471855898</meta:creation-date>
    <dc:date>2014-05-01T15:33:50.619043534</dc:date>
    <dc:creator>Josh </dc:creator>
    <meta:editing-duration>PT50M41S</meta:editing-duration>
    <meta:editing-cycles>45</meta:editing-cycles>
    <meta:generator>LibreOffice/4.2.3.3$Linux_X86_64 LibreOffice_project/420m0$Build-3</meta:generator>
    <meta:document-statistic meta:table-count="0" meta:image-count="0" meta:object-count="0" meta:page-count="2" meta:paragraph-count="45" meta:word-count="440" meta:character-count="2683" meta:non-whitespace-character-count="2232"/>
  </office:meta>
</office:document-meta>
</file>